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 Serif" fo:font-weight="bold" officeooo:rsid="000a5ad5" officeooo:paragraph-rsid="000a5ad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ans Serif" fo:font-weight="bold" officeooo:rsid="000a5ad5" officeooo:paragraph-rsid="000a5ad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ans Serif" fo:font-weight="normal" officeooo:rsid="000a5ad5" officeooo:paragraph-rsid="000a5ad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rições</text:p>
      <text:p text:style-name="P2"/>
      <text:p text:style-name="P2">- Turma x Curso:</text:p>
      <text:p text:style-name="P3"/>
      <text:p text:style-name="P3">Para obter ou cadastrar um determinado curso no banco de dados e na aplicação, este deve ser obtido de acordo com os 3 primeiros dígitos. </text:p>
      <text:p text:style-name="P3"/>
      <text:p text:style-name="P3">111 – Técnico telecom</text:p>
      <text:p text:style-name="P3">112 – Técnico refrigeração</text:p>
      <text:p text:style-name="P3">207 – CST telecom</text:p>
      <text:p text:style-name="P3">290 – Eng telecom</text:p>
      <text:p text:style-name="P3">402 – Licenciatura Ciências da natureza</text:p>
      <text:p text:style-name="P3">608 – Técnico integrado telecom</text:p>
      <text:p text:style-name="P3">609 - Técnico integrado refrigeração</text:p>
      <text:p text:style-name="P3">240 – Licenciatura em Quím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6:41:39.566515459</meta:creation-date>
    <meta:generator>LibreOffice/5.1.6.2$Linux_X86_64 LibreOffice_project/10m0$Build-2</meta:generator>
    <dc:date>2017-06-09T16:54:48.082254793</dc:date>
    <meta:editing-duration>PT2S</meta:editing-duration>
    <meta:editing-cycles>1</meta:editing-cycles>
    <meta:document-statistic meta:table-count="0" meta:image-count="0" meta:object-count="0" meta:page-count="1" meta:paragraph-count="11" meta:word-count="60" meta:character-count="380" meta:non-whitespace-character-count="323"/>
  </office:meta>
</office:document-meta>
</file>